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00000006009DA588EF6E50F2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9252in" draw:z-index="0"><draw:image xlink:href="Pictures/1000020100000600000006009DA588EF6E50F23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5:01:35.125309179</meta:creation-date>
    <dc:date>2017-10-19T16:43:22.622989597</dc:date>
    <meta:editing-duration>PT1M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2.2.0$Linux_X86_64 LibreOffice_project/40m0$Build-2</meta:generator>
  </office:meta>
</office:document-meta>
</file>